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5.6396in" table:align="left"/>
    </style:style>
    <style:style style:name="Tabela1.A" style:family="table-column">
      <style:table-column-properties style:column-width="1.1625in"/>
    </style:style>
    <style:style style:name="Tabela1.B" style:family="table-column">
      <style:table-column-properties style:column-width="4.4771in"/>
    </style:style>
    <style:style style:name="Tabela1.A1" style:family="table-cell">
      <style:table-cell-properties style:vertical-align="middle" fo:padding="0in" fo:border="none"/>
    </style:style>
    <style:style style:name="P1" style:family="paragraph" style:parent-style-name="Preformatted_20_Text">
      <style:text-properties officeooo:paragraph-rsid="00172ecc"/>
    </style:style>
    <style:style style:name="P2" style:family="paragraph" style:parent-style-name="Preformatted_20_Text" style:list-style-name="L6">
      <style:text-properties officeooo:paragraph-rsid="00172ecc"/>
    </style:style>
    <style:style style:name="P3" style:family="paragraph" style:parent-style-name="Preformatted_20_Text" style:list-style-name="L8">
      <style:text-properties officeooo:paragraph-rsid="00172ecc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 officeooo:paragraph-rsid="00172ecc" style:font-weight-asian="normal" style:font-weight-complex="normal"/>
    </style:style>
    <style:style style:name="P5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size-complex="12pt"/>
    </style:style>
    <style:style style:name="P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size-complex="12pt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size-complex="12pt"/>
    </style:style>
    <style:style style:name="P8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size-complex="12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f2140" officeooo:paragraph-rsid="00172ecc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0a4c3" officeooo:paragraph-rsid="00172ecc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af52e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f2140" officeooo:paragraph-rsid="00172ecc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ff" style:font-name="Arial" fo:font-size="12pt" fo:letter-spacing="normal" fo:font-style="normal" fo:font-weight="normal" officeooo:rsid="0020a4c3" officeooo:paragraph-rsid="00172ecc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ff" style:font-name="Arial" fo:font-size="12pt" fo:letter-spacing="normal" fo:font-style="normal" fo:font-weight="normal" officeooo:rsid="0020a4c3" officeooo:paragraph-rsid="00172ecc" style:font-name-asian="WenQuanYi Zen Hei Mono" style:font-size-asian="12pt" style:font-weight-asian="normal" style:font-name-complex="Lohit Hindi2" style:font-size-complex="12pt" style:font-weight-complex="normal"/>
    </style:style>
    <style:style style:name="P16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fo:font-weight="normal" officeooo:paragraph-rsid="001c502b" style:font-weight-asian="normal" style:font-weight-complex="normal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paragraph-rsid="00172ecc"/>
    </style:style>
    <style:style style:name="P18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paragraph-rsid="00172ecc"/>
    </style:style>
    <style:style style:name="P19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paragraph-rsid="001af52e"/>
    </style:style>
    <style:style style:name="P20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paragraph-rsid="001e3750"/>
    </style:style>
    <style:style style:name="P21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paragraph-rsid="001e3943"/>
    </style:style>
    <style:style style:name="P22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fo:font-weight="bold" officeooo:paragraph-rsid="001e3943" style:font-weight-asian="bold" style:font-weight-complex="bold"/>
    </style:style>
    <style:style style:name="P23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72ecc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margin-left="0.1626in" fo:margin-right="0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rsid="0020a4c3" officeooo:paragraph-rsid="00172ecc" style:font-size-asian="12pt" style:font-size-complex="12pt"/>
    </style:style>
    <style:style style:name="P25" style:family="paragraph" style:parent-style-name="Table_20_Contents">
      <style:paragraph-properties fo:margin-left="0.1626in" fo:margin-right="0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paragraph-rsid="00172ecc" style:font-size-asian="12pt" style:font-size-complex="12pt"/>
    </style:style>
    <style:style style:name="P26" style:family="paragraph" style:parent-style-name="Table_20_Contents">
      <style:paragraph-properties fo:margin-left="0.2209in" fo:margin-right="0.0465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paragraph-rsid="00172ecc" style:font-size-asian="12pt" style:font-size-complex="12pt"/>
    </style:style>
    <style:style style:name="P27" style:family="paragraph" style:parent-style-name="Table_20_Contents">
      <style:paragraph-properties fo:margin-left="0.2209in" fo:margin-right="0.0465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officeooo:paragraph-rsid="00172ecc"/>
    </style:style>
    <style:style style:name="P28" style:family="paragraph" style:parent-style-name="Table_20_Contents">
      <style:paragraph-properties fo:margin-left="0.2209in" fo:margin-right="0.2209in" fo:margin-top="0in" fo:margin-bottom="0in" style:contextual-spacing="false" fo:text-indent="0in" style:auto-text-indent="false">
        <style:tab-stops>
          <style:tab-stop style:position="0.2209in"/>
        </style:tab-stops>
      </style:paragraph-properties>
      <style:text-properties style:font-name="Arial" fo:font-size="12pt" officeooo:paragraph-rsid="00172ecc" style:font-size-asian="12pt" style:font-size-complex="12pt"/>
    </style:style>
    <style:style style:name="T1" style:family="text">
      <style:text-properties officeooo:rsid="00172ecc"/>
    </style:style>
    <style:style style:name="T2" style:family="text">
      <style:text-properties officeooo:rsid="001f2140"/>
    </style:style>
    <style:style style:name="T3" style:family="text">
      <style:text-properties officeooo:rsid="0020a4c3"/>
    </style:style>
    <style:style style:name="T4" style:family="text">
      <style:text-properties fo:color="#800000" fo:font-weight="bold" officeooo:rsid="0020a4c3" style:font-weight-asian="bold" style:font-weight-complex="bold"/>
    </style:style>
    <style:style style:name="T5" style:family="text">
      <style:text-properties fo:color="#800000" fo:font-weight="bold" officeooo:rsid="0020a4c3" style:font-name-asian="WenQuanYi Zen Hei Mono" style:font-weight-asian="bold" style:font-name-complex="Lohit Hindi2" style:font-weight-complex="bold"/>
    </style:style>
    <style:style style:name="T6" style:family="text">
      <style:text-properties fo:color="#006b6b" fo:font-weight="bold" officeooo:rsid="0020a4c3" style:font-weight-asian="bold" style:font-weight-complex="bold"/>
    </style:style>
    <style:style style:name="T7" style:family="text">
      <style:text-properties fo:color="#0000ff" officeooo:rsid="0020a4c3" style:font-name-asian="WenQuanYi Zen Hei Mono" style:font-name-complex="Lohit Hindi2"/>
    </style:style>
    <style:style style:name="T8" style:family="text">
      <style:text-properties officeooo:rsid="0020f723"/>
    </style:style>
    <style:style style:name="T9" style:family="text">
      <style:text-properties fo:color="#333333"/>
    </style:style>
    <style:style style:name="T10" style:family="text">
      <style:text-properties fo:color="#333333" officeooo:rsid="0020a4c3"/>
    </style:style>
    <style:style style:name="T11" style:family="text">
      <style:text-properties fo:color="#333333" fo:font-weight="bold" officeooo:rsid="0020a4c3"/>
    </style:style>
    <style:style style:name="T12" style:family="text">
      <style:text-properties fo:color="#333333" officeooo:rsid="00172ecc"/>
    </style:style>
    <style:style style:name="T13" style:family="text">
      <style:text-properties fo:color="#333333" officeooo:rsid="001af52e"/>
    </style:style>
    <style:style style:name="T14" style:family="text">
      <style:text-properties fo:color="#333333" officeooo:rsid="001c502b"/>
    </style:style>
    <style:style style:name="T15" style:family="text">
      <style:text-properties fo:color="#445588" fo:font-weight="bold" officeooo:rsid="0020a4c3"/>
    </style:style>
    <style:style style:name="T16" style:family="text">
      <style:text-properties fo:color="#009999" officeooo:rsid="0020a4c3"/>
    </style:style>
    <style:style style:name="T17" style:family="text">
      <style:text-properties fo:color="#dd1144"/>
    </style:style>
    <style:style style:name="T18" style:family="text">
      <style:text-properties fo:color="#dd1144" officeooo:rsid="0020a4c3"/>
    </style:style>
    <style:style style:name="T19" style:family="text">
      <style:text-properties style:font-name="Arial" fo:font-size="12pt" style:font-size-asian="12pt" style:font-size-complex="12pt"/>
    </style:style>
    <style:style style:name="T20" style:family="text">
      <style:text-properties style:font-name="Arial" fo:font-size="12pt" officeooo:rsid="0020a4c3" style:font-size-asian="12pt" style:font-size-complex="12pt"/>
    </style:style>
    <style:style style:name="T21" style:family="text">
      <style:text-properties fo:font-style="italic" officeooo:rsid="001f2140"/>
    </style:style>
    <style:style style:name="T22" style:family="text">
      <style:text-properties officeooo:rsid="00172ecc" style:font-name-asian="WenQuanYi Zen Hei Mono" style:font-name-complex="Lohit Hindi2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bold" officeooo:rsid="001f214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bold" officeooo:rsid="0020a4c3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bold" officeooo:rsid="00172ecc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1f214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172ecc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officeooo:rsid="001f2140" style:font-size-asian="12pt" style:font-size-complex="12pt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172ecc" style:font-size-asian="12pt" style:font-size-complex="12pt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01f214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Arial" fo:font-size="12pt" fo:letter-spacing="normal" fo:font-style="italic" fo:font-weight="normal" officeooo:rsid="00172ecc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333333" style:font-name="Arial" fo:font-size="12pt" fo:letter-spacing="normal" fo:font-style="normal" fo:font-weight="normal" officeooo:rsid="001af52e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333333" style:font-name="Arial" fo:font-size="12pt" fo:letter-spacing="normal" fo:font-style="normal" fo:font-weight="normal" officeooo:rsid="001e375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333333" style:font-name="Arial" fo:font-size="12pt" fo:letter-spacing="normal" fo:font-style="normal" fo:font-weight="normal" officeooo:rsid="001e3943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33333" style:font-name="Arial" fo:font-size="12pt" fo:letter-spacing="normal" fo:font-style="normal" fo:font-weight="normal" officeooo:rsid="001efcf2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333333" style:font-name="Arial" fo:font-size="12pt" fo:letter-spacing="normal" fo:font-style="normal" fo:font-weight="normal" officeooo:rsid="001fa35f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333333" style:font-name="Arial" fo:font-size="12pt" fo:letter-spacing="normal" fo:font-style="normal" fo:font-weight="bold" officeooo:rsid="001af52e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333333" style:font-name="Arial" fo:font-size="12pt" fo:letter-spacing="normal" fo:font-style="normal" officeooo:rsid="001bd0a1" style:font-size-asian="12pt" style:font-size-complex="12pt"/>
    </style:style>
    <style:style style:name="T39" style:family="text">
      <style:text-properties fo:font-variant="normal" fo:text-transform="none" fo:color="#333333" style:font-name="Arial" fo:font-size="12pt" fo:letter-spacing="normal" fo:font-style="normal" officeooo:rsid="001c502b" style:font-size-asian="12pt" style:font-size-complex="12pt"/>
    </style:style>
    <style:style style:name="T40" style:family="text">
      <style:text-properties fo:font-variant="normal" fo:text-transform="none" fo:color="#333333" style:font-name="Arial" fo:font-size="12pt" fo:letter-spacing="normal" fo:font-style="normal" officeooo:rsid="001e3750" style:font-size-asian="12pt" style:font-size-complex="12pt"/>
    </style:style>
    <style:style style:name="T41" style:family="text">
      <style:text-properties fo:font-variant="normal" fo:text-transform="none" fo:color="#333333" style:font-name="Arial" fo:font-size="12pt" fo:letter-spacing="normal" fo:font-style="normal" officeooo:rsid="001e3943" style:font-size-asian="12pt" style:font-size-complex="12pt"/>
    </style:style>
    <style:style style:name="T42" style:family="text">
      <style:text-properties fo:font-variant="normal" fo:text-transform="none" fo:color="#333333" style:font-name="Arial" fo:font-size="12pt" fo:letter-spacing="normal" fo:font-style="normal" officeooo:rsid="001efcf2" style:font-size-asian="12pt" style:font-size-complex="12pt"/>
    </style:style>
    <style:style style:name="T43" style:family="text">
      <style:text-properties fo:font-variant="normal" fo:text-transform="none" fo:color="#333333" style:font-name="Arial" fo:font-size="12pt" fo:letter-spacing="normal" fo:font-style="italic" fo:font-weight="bold" officeooo:rsid="001af52e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weight="bold"/>
    </style:style>
    <style:style style:name="T45" style:family="text">
      <style:text-properties fo:color="#999988" fo:font-style="italic"/>
    </style:style>
    <style:style style:name="T46" style:family="text">
      <style:text-properties fo:color="#999988" fo:font-style="italic" officeooo:rsid="001e37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UNIVERSIDADE FEDERAL DO PARANÁ</text:span></text:p>
      <text:p text:style-name="P5">CIÊNCIA DA COMPUTAÇÃO</text:p>
      <text:p text:style-name="P5"/>
      <text:p text:style-name="P6">CI212 – ORGANIZAÇÃO E ARQUITETURA DE COMPUTADORES </text:p>
      <text:p text:style-name="P6">PROFESSOR EDUARDO TODT</text:p>
      <text:p text:style-name="P7"/>
      <text:p text:style-name="P7">ALUNOS:</text:p>
      <text:p text:style-name="P7">JHENYFFER SARAH PELISSARI : GRR20102717</text:p>
      <text:p text:style-name="P17"><text:span text:style-name="T28">RODRIGO DE TOLEDO MONTANDON D</text:span><text:span text:style-name="T29">U</text:span><text:span text:style-name="T28">M</text:span><text:span text:style-name="T29">O</text:span><text:span text:style-name="T28">NT : GRR20104762</text:span></text:p>
      <text:list xml:id="list2489888097781424146" text:style-name="L8">
        <text:list-header>
          <text:p text:style-name="P3"><text:span text:style-name="T30"/></text:p>
        </text:list-header>
      </text:list>
      <text:p text:style-name="P1"><text:span text:style-name="T23"><text:tab/>INTRODUÇÃO</text:span></text:p>
      <text:p text:style-name="P13"/>
      <text:p text:style-name="P18"><text:span text:style-name="T26"><text:tab/>O trabalho consiste na implementação de uma instrução, extensão do projeto para suportar </text:span><text:span text:style-name="T27">adiantamente (</text:span><text:span text:style-name="T31">forward</text:span><text:span text:style-name="T27">)</text:span><text:span text:style-name="T26"> de dados e também a inclusão de predição de dois bits no beq. A instrução escolhida foi a SLTI pois o menor GRR é o GRR20102717 e é impar.</text:span></text:p>
      <text:p text:style-name="P18"><text:span text:style-name="T26"><text:tab/>Foram modificados alguns arquivos já fornecidos e realizada a criação de </text:span><text:span text:style-name="T27">dois outros arquivos, sendo que</text:span><text:span text:style-name="T26"> um </text:span><text:span text:style-name="T27">deles foi implementar a unidade de adiantamento </text:span><text:span text:style-name="T26">do pipeline </text:span><text:span text:style-name="T27">e o outro é a máquina de estados utilizada para realizar a predição</text:span><text:span text:style-name="T26">.</text:span></text:p>
      <text:list xml:id="list8262627250077507938" text:style-name="L6">
        <text:list-header>
          <text:p text:style-name="P2"><text:span text:style-name="T26"/></text:p>
        </text:list-header>
      </text:list>
      <text:p text:style-name="P1"><text:span text:style-name="T25"><text:tab/></text:span><text:span text:style-name="T23">I</text:span><text:span text:style-name="T24">NSTRUÇÃO </text:span><text:span text:style-name="T23">SLTI</text:span></text:p>
      <text:p text:style-name="P9"/>
      <text:p text:style-name="P10"><text:span text:style-name="T2"><text:tab/>Para a implementação da instrução SLTI fizemos diversas pesquisas para entender seu funcionamento e sua sintaxe. </text:span><text:span text:style-name="T3">Resumidamente ela se descreve da seguinte forma:</text:span></text:p>
      <text:p text:style-name="P11"/>
      <text:h text:style-name="P23" text:outline-level="3"><text:span text:style-name="T2">SLTI – </text:span><text:span text:style-name="T21">Set on less than immediate (signed)</text:span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<text:span text:style-name="T3">Descrição</text:span>:</text:p>
          </table:table-cell>
          <table:table-cell table:style-name="Tabela1.A1" office:value-type="string">
            <text:p text:style-name="P28"><text:span text:style-name="T3">Se</text:span> $s <text:span text:style-name="T3">é menor que o imediato</text:span>, $t <text:span text:style-name="T3">é setado como um e recebe zero no outro caso</text:span>.</text:p>
          </table:table-cell>
        </table:table-row>
        <table:table-row>
          <table:table-cell table:style-name="Tabela1.A1" office:value-type="string">
            <text:p text:style-name="P24">Operação:</text:p>
          </table:table-cell>
          <table:table-cell table:style-name="Tabela1.A1" office:value-type="string">
            <text:p text:style-name="P26"><text:span text:style-name="T3">Se</text:span> $s &lt; imm$t = 1; advance_pc(4); <text:span text:style-name="T3">senão</text:span> $t = 0; advance_pc(4);</text:p>
          </table:table-cell>
        </table:table-row>
        <table:table-row>
          <table:table-cell table:style-name="Tabela1.A1" office:value-type="string">
            <text:p text:style-name="P25"><text:span text:style-name="T3">Sintaxe</text:span>:</text:p>
          </table:table-cell>
          <table:table-cell table:style-name="Tabela1.A1" office:value-type="string">
            <text:p text:style-name="P26">slti$t, $s,imm</text:p>
          </table:table-cell>
        </table:table-row>
        <table:table-row>
          <table:table-cell table:style-name="Tabela1.A1" office:value-type="string">
            <text:p text:style-name="P25"><text:span text:style-name="T3">Codificaçã</text:span><text:span text:style-name="T1">o</text:span>:</text:p>
          </table:table-cell>
          <table:table-cell table:style-name="Tabela1.A1" office:value-type="string">
            <text:p text:style-name="P27"><text:span text:style-name="Source_20_Text"><text:span text:style-name="T19">0010 10ss ssst tttt iiii iiii iiii iiii</text:span></text:span></text:p>
          </table:table-cell>
        </table:table-row>
      </table:table>
      <text:p text:style-name="P9"/>
      <text:p text:style-name="P11">Os dados foram extraídos do link abaixo e traduzidos pela nossa equipe. </text:p>
      <text:p text:style-name="P11"/>
      <text:p text:style-name="P4"><text:a xlink:type="simple" xlink:href="http://www.mrc.uidaho.edu/mrc/people/jff/digital/MIPSir.html"><text:span text:style-name="T20">http://www.mrc.uidaho.edu/mrc/people/jff/digital/MIPSir.html</text:span></text:a></text:p>
      <text:p text:style-name="P11"/>
      <text:p text:style-name="P11">Para a implementação algumas linhas em alguns arquivos foram acrescentadas. </text:p>
      <text:p text:style-name="P11"/>
      <text:p text:style-name="P14">basic_types.vhd -</text:p>
      <text:p text:style-name="P11"/>
      <text:p text:style-name="P10"><text:span text:style-name="T4">constant</text:span><text:span text:style-name="T3"> SLTI: </text:span><text:span text:style-name="T6">std_logic_vector</text:span><text:span text:style-name="T3">(5 </text:span><text:span text:style-name="T5">downto</text:span><text:span text:style-name="T3"> 0) := "</text:span><text:span text:style-name="T22">001010</text:span><text:span text:style-name="T3">"; </text:span></text:p>
      <text:p text:style-name="P11"/>
      <text:p text:style-name="P11">Declaramos o tipo de instrução e demos a ela <text:span text:style-name="T1">o opcode</text:span> “<text:span text:style-name="T1">001010</text:span>”. </text:p>
      <text:p text:style-name="P11"/>
      <text:p text:style-name="P15">control_pipeline.vhd -</text:p>
      <text:p text:style-name="P15"/>
      <text:p text:style-name="P10"><text:span text:style-name="T5">when</text:span><text:span text:style-name="T3"> SLTI =&gt; RegDst &lt;= '0'; ALUSrc &lt;= '</text:span><text:span text:style-name="T1">0</text:span><text:span text:style-name="T3">'; MemtoReg &lt;= '0'; RegWrite &lt;='1'; MemRead&lt;='0'; MemWrite&lt;='0'; Branch&lt;='0'; ALUOp &lt;= "0</text:span><text:span text:style-name="T1">0</text:span><text:span text:style-name="T3">";</text:span></text:p>
      <text:p text:style-name="P11"/>
      <text:p text:style-name="P11">Por ser uma instrução do tipo I declaramos os seus sinais de controle neste arquivo.</text:p>
      <text:p text:style-name="P11"/>
      <text:p text:style-name="P10"><text:soft-page-break/><text:span text:style-name="T7">alu_clt.vhd -</text:span><text:span text:style-name="T8"> </text:span></text:p>
      <text:p text:style-name="P11"/>
      <text:p text:style-name="P10"><text:span text:style-name="T5">constant</text:span><text:span text:style-name="T10"> F_slti </text:span><text:span text:style-name="T11">:</text:span><text:span text:style-name="T10"> </text:span><text:span text:style-name="T15">std_logic_vector</text:span><text:span text:style-name="T10">(</text:span><text:span text:style-name="T16">5</text:span><text:span text:style-name="T10"> </text:span><text:span text:style-name="T11">downto</text:span><text:span text:style-name="T10"> </text:span><text:span text:style-name="T16">0</text:span><text:span text:style-name="T10">) </text:span><text:span text:style-name="T11">:=</text:span><text:span text:style-name="T10"> </text:span><text:span text:style-name="T18">"001010"</text:span><text:span text:style-name="T10">;</text:span></text:p>
      <text:p text:style-name="P10"><text:span text:style-name="T10"/></text:p>
      <text:p text:style-name="P10"><text:span text:style-name="T12">Declarado a constante contendo o valor do opcode da nossta instrução (SLTI).</text:span></text:p>
      <text:p text:style-name="P10"><text:span text:style-name="T12"/></text:p>
      <text:p text:style-name="P10"><text:span text:style-name="T5">when </text:span><text:span text:style-name="T10">F_slti </text:span><text:span text:style-name="T11">=&gt;</text:span><text:span text:style-name="T10"> ALUOperation </text:span><text:span text:style-name="T11">&lt;=</text:span><text:span text:style-name="T10"> ALU_slt;</text:span></text:p>
      <text:p text:style-name="P10"><text:span text:style-name="T10"/></text:p>
      <text:p text:style-name="P12"><text:span text:style-name="T13">Como os sinais de ontrole emitirão a operação 10 para A</text:span><text:span text:style-name="T14">LU</text:span><text:span text:style-name="T13">, ela escolherá realizar a operação SLT, previamente já implementada, quando o opcode de entrada for “001010”</text:span></text:p>
      <text:p text:style-name="P12"><text:span text:style-name="T13"/></text:p>
      <text:p text:style-name="P19"><text:span text:style-name="T32"><text:tab/></text:span><text:span text:style-name="T37">UNIDADE DE ADIANTAMENTO (</text:span><text:span text:style-name="T43">FORWARD</text:span><text:span text:style-name="T37">)</text:span></text:p>
      <text:p text:style-name="P19"><text:span text:style-name="T37"/></text:p>
      <text:p text:style-name="P16"><text:span text:style-name="T38"><text:tab/>A implementação da unidade de adiantamento se deu com a construção do arquivo forward.vhd, cujo conteúdo é uma entedidade </text:span><text:span text:style-name="T39">que possui as seguintes entradas: os registradores de 32bits (EX_rs, EX_rd, EX_rt, ID_rs, ID_rt, MEM_rd) e os sinais de controle (EX_RegWrite, MEM_RegWrite); e possui a seguinte saída: dois sinais com dois bits cada (ForwardA, ForwardB) que serão os seletores dos múltiplexadores que controlam as duas entradas das ALU.</text:span></text:p>
      <text:p text:style-name="P16"><text:span text:style-name="T39"><text:tab/></text:span><text:span text:style-name="T40">A unidade de adiantameto prove o forward de dados do tipo ULA-ULA ou MEM-ULA. Desta forma sua implementação se deu através de um processo que analisa duas condiçoes por adiantamento:</text:span></text:p>
      <text:p text:style-name="P20"><text:span text:style-name="T33"/></text:p>
      <text:p text:style-name="P20"><text:span text:style-name="T45">-- EX hazards</text:span></text:p>
      <text:p text:style-name="P20"><text:s text:c="11"/><text:span text:style-name="T44">if</text:span> (<text:span text:style-name="T9">EX_RegWrite</text:span> <text:span text:style-name="T44">/=</text:span> <text:span text:style-name="T17">'0'</text:span> <text:span text:style-name="T44">and</text:span> (<text:span text:style-name="T9">EX_rd</text:span> <text:span text:style-name="T44">/=</text:span> <text:span text:style-name="T17">'0'</text:span>) <text:span text:style-name="T44">and</text:span> (<text:span text:style-name="T9">EX_rd</text:span> <text:span text:style-name="T44">=</text:span> <text:span text:style-name="T9">ID_rs</text:span>)) <text:span text:style-name="T44">then</text:span> </text:p>
      <text:p text:style-name="P20"><text:s text:c="24"/><text:span text:style-name="T9">ForwardA</text:span> <text:span text:style-name="T44">&lt;=</text:span> <text:span text:style-name="T17">"10"</text:span>;</text:p>
      <text:p text:style-name="P20"><text:s text:c="11"/><text:span text:style-name="T44">end</text:span> <text:span text:style-name="T44">if</text:span>;</text:p>
      <text:p text:style-name="P20"><text:s text:c="10"/><text:span text:style-name="T44">if</text:span> (<text:span text:style-name="T9">EX_RegWrite</text:span> <text:span text:style-name="T44">/=</text:span> <text:span text:style-name="T17">'0'</text:span> <text:span text:style-name="T44">and</text:span> (<text:span text:style-name="T9">EX_rd</text:span> <text:span text:style-name="T44">/=</text:span> <text:span text:style-name="T17">'0'</text:span>) <text:span text:style-name="T44">and</text:span> (<text:span text:style-name="T9">EX_rd</text:span> <text:span text:style-name="T44">=</text:span> <text:span text:style-name="T9">ID_rt</text:span>)) <text:span text:style-name="T44">then <text:tab/><text:tab/><text:tab/><text:tab/></text:span><text:span text:style-name="T9">ForwardB</text:span> <text:span text:style-name="T44">&lt;=</text:span> <text:span text:style-name="T17">"10"</text:span>;</text:p>
      <text:p text:style-name="P20"><text:span text:style-name="T44"><text:tab/><text:tab/>end</text:span> <text:span text:style-name="T44">if</text:span>;</text:p>
      <text:p text:style-name="P20"><text:span text:style-name="T46"/></text:p>
      <text:p text:style-name="P20"><text:span text:style-name="T46">-</text:span><text:span text:style-name="T45">- MEM Hazards</text:span></text:p>
      <text:p text:style-name="P20"><text:s text:c="9"/><text:span text:style-name="T44">if</text:span> (<text:span text:style-name="T9">MEM_RegWrite</text:span> <text:span text:style-name="T44">and</text:span> (<text:span text:style-name="T9">MEM_rd</text:span> <text:span text:style-name="T44">/=</text:span> <text:span text:style-name="T17">'0'</text:span>) <text:span text:style-name="T44">and</text:span> (<text:span text:style-name="T9">EX_rd</text:span> <text:span text:style-name="T44">/=</text:span> <text:span text:style-name="T9">ID_rs</text:span>) <text:span text:style-name="T44">and</text:span> (<text:span text:style-name="T9">MEM_rd</text:span> <text:span text:style-name="T44">=</text:span> <text:span text:style-name="T9">ID_rs</text:span>)) <text:span text:style-name="T44">then</text:span></text:p>
      <text:p text:style-name="P20"><text:s text:c="20"/><text:span text:style-name="T9">ForwardA</text:span> <text:span text:style-name="T44">&lt;=</text:span> <text:span text:style-name="T17">"01"</text:span>;</text:p>
      <text:p text:style-name="P20"><text:s text:c="9"/><text:span text:style-name="T44">end</text:span> <text:span text:style-name="T44">if</text:span>;</text:p>
      <text:p text:style-name="P20"><text:s text:c="9"/><text:span text:style-name="T44">if</text:span> (<text:span text:style-name="T9">MEM_RegWrite</text:span> <text:span text:style-name="T44">and</text:span> (<text:span text:style-name="T9">MEM_rd</text:span> <text:span text:style-name="T44">/=</text:span> <text:span text:style-name="T17">'0'</text:span>) <text:span text:style-name="T44">and</text:span> (<text:span text:style-name="T9">EX_rd</text:span> <text:span text:style-name="T44">/=</text:span> <text:span text:style-name="T9">ID_rt</text:span>) <text:span text:style-name="T44">and</text:span> (<text:span text:style-name="T9">MEM_rd</text:span> <text:span text:style-name="T44">=</text:span> <text:span text:style-name="T9">ID_rt</text:span>)) <text:span text:style-name="T44">then</text:span></text:p>
      <text:p text:style-name="P20"><text:s text:c="19"/><text:span text:style-name="T9">ForwardB</text:span> <text:span text:style-name="T44">&lt;=</text:span> <text:span text:style-name="T17">"01"</text:span>;</text:p>
      <text:p text:style-name="P20"><text:s text:c="9"/><text:span text:style-name="T44">end</text:span> <text:span text:style-name="T44">if</text:span>;</text:p>
      <text:p text:style-name="P20"><text:span text:style-name="T33"/></text:p>
      <text:p text:style-name="P21"><text:span text:style-name="T34"><text:tab/>O algoritmo utilizado no arquivo foi proposto por Hannesy e Patterson no livro Computer Organization and Design.</text:span></text:p>
      <text:p text:style-name="P21"><text:span text:style-name="T34"/></text:p>
      <text:p text:style-name="P22"><text:span text:style-name="T41"><text:tab/></text:span><text:span text:style-name="T42">PREDIÇÃO DE DOIS BITS.</text:span></text:p>
      <text:p text:style-name="P21"><text:span text:style-name="T35"/></text:p>
      <text:p text:style-name="P21"><text:span text:style-name="T35"><text:tab/>Para implementar a unidade de predição de dois bits, foi criado o arquivo predicao.vhd cujo conteúdo é uma máquina de estados cuja entrada é o clock, um sinal que indica se o desvio foi tomado ou não, um sinal para ativar o reset e a saida são dois bits que indicam se o próximo desvio será tomado ou não tomado.</text:span></text:p>
      <text:p text:style-name="P21"><text:span text:style-name="T35"><text:tab/>Como a predição era de dois bits, usamos o exemplo </text:span><text:span text:style-name="T36">demosntrado</text:span><text:span text:style-name="T35"> no livro do Hen</text:span><text:span text:style-name="T36">essy e Patterson que propõe a construção de uma máquina de 4 estados (escolhemos uma máquina de Moore, onde a saída depende unicamente do estado atual, que pode ser: 00, 01, 10, 1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Liberation Mono', Courier, monospace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3-07-22T00:36:33</meta:creation-date>
    <dc:date>2013-07-22T01:59:35</dc:date>
    <dc:creator>Rodrigo </dc:creator>
    <meta:editing-duration>PT1H6M12S</meta:editing-duration>
    <meta:editing-cycles>5</meta:editing-cycles>
    <meta:generator>LibreOffice/4.0.2.2$Linux_X86_64 LibreOffice_project/400m0$Build-2</meta:generator>
    <meta:document-statistic meta:table-count="1" meta:image-count="0" meta:object-count="0" meta:page-count="2" meta:paragraph-count="55" meta:word-count="636" meta:character-count="4038" meta:non-whitespace-character-count="3299"/>
  </office:meta>
</office:document-meta>
</file>